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9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tem Code</text:p>
          </table:table-cell>
          <table:table-cell office:value-type="string" calcext:value-type="string">
            <text:p>Mutable Code/s</text:p>
          </table:table-cell>
          <table:table-cell office:value-type="string" calcext:value-type="string">
            <text:p>Map Icon</text:p>
          </table:table-cell>
          <table:table-cell office:value-type="string" calcext:value-type="string">
            <text:p>Text Color</text:p>
          </table:table-cell>
          <table:table-cell table:style-name="Default" office:value-type="string" calcext:value-type="string">
            <text:p>Left Bracket</text:p>
          </table:table-cell>
          <table:table-cell office:value-type="string" calcext:value-type="string">
            <text:p>Left Pad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Right Pad</text:p>
          </table:table-cell>
          <table:table-cell office:value-type="string" calcext:value-type="string">
            <text:p>Right Bracket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Item Modification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/>
          <table:table-cell office:value-type="string" calcext:value-type="string">
            <text:p>%MAP-62%%PX-6D%</text:p>
          </table:table-cell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Worldstone Shard</text:p>
          </table:table-cell>
          <table:table-cell table:number-columns-repeated="2"/>
          <table:table-cell table:formula="of:=CONCATENATE(&quot;ItemDisplay[&quot;;[.A3];&quot;]: &quot;;[.C3];[.D3];[.E3];REPT(&quot; &quot;;[.F3]);[.G3];REPT(&quot; &quot;;[.H3]);[.I3];&quot;{%NAME%}%CONTINUE%&quot;)" office:value-type="string" office:string-value="ItemDisplay[wss]: %MAP-62%%PX-6D%%RED%Worldstone Shard{%NAME%}%CONTINUE%" calcext:value-type="string">
            <text:p>ItemDisplay[wss]: %MAP-62%%PX-6D%%RED%Worldstone Shard{%NAME%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Unsocketable%WHITE%: %WHITE%36% %BLUE%mod %WHITE%24% %YELLOW%mod %WHITE%15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];&quot;]: %NAME%{%NAME%%CL%&quot;;[.B4];&quot;}%CONTINUE%&quot;)" office:value-type="string" office:string-value="ItemDisplay[wss]: %NAME%{%NAME%%CL%%SAGE%Unsocketable%WHITE%: %WHITE%36% %BLUE%mod %WHITE%24% %YELLOW%mod %WHITE%15% %GOLD%mod %WHITE%25% %RED%BRICK}%CONTINUE%" calcext:value-type="string">
            <text:p>ItemDisplay[wss]: %NAME%{%NAME%%CL%%SAGE%Unsocketable%WHITE%: %WHITE%36% %BLUE%mod %WHITE%24% %YELLOW%mod %WHITE%15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2H Weapon%WHITE%: 25% %GRAY%3-6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];&quot;]: %NAME%{%NAME%%CL%&quot;;[.B5];&quot;}%CONTINUE%&quot;)" office:value-type="string" office:string-value="ItemDisplay[wss]: %NAME%{%NAME%%CL%%SAGE%2H Weapon%WHITE%: 25% %GRAY%3-6 os %WHITE%24% %BLUE%mod %WHITE%16% %YELLOW%mod %WHITE%10% %GOLD%mod %WHITE%25% %RED%BRICK}%CONTINUE%" calcext:value-type="string">
            <text:p>ItemDisplay[wss]: %NAME%{%NAME%%CL%%SAGE%2H Weapon%WHITE%: 25% %GRAY%3-6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1H Weapon%WHITE%: 25% %GRAY%2-4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];&quot;]: %NAME%{%NAME%%CL%&quot;;[.B6];&quot;}%CONTINUE%&quot;)" office:value-type="string" office:string-value="ItemDisplay[wss]: %NAME%{%NAME%%CL%%SAGE%1H Weapon%WHITE%: 25% %GRAY%2-4 os %WHITE%24% %BLUE%mod %WHITE%16% %YELLOW%mod %WHITE%10% %GOLD%mod %WHITE%25% %RED%BRICK}%CONTINUE%" calcext:value-type="string">
            <text:p>ItemDisplay[wss]: %NAME%{%NAME%%CL%%SAGE%1H Weapon%WHITE%: 25% %GRAY%2-4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Armor%WHITE%: 25% %GRAY%1-3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];&quot;]: %NAME%{%NAME%%CL%&quot;;[.B7];&quot;}%CONTINUE%&quot;)" office:value-type="string" office:string-value="ItemDisplay[wss]: %NAME%{%NAME%%CL%%SAGE%Armor%WHITE%: 25% %GRAY%1-3 os %WHITE%24% %BLUE%mod %WHITE%16% %YELLOW%mod %WHITE%10% %GOLD%mod %WHITE%25% %RED%BRICK}%CONTINUE%" calcext:value-type="string">
            <text:p>ItemDisplay[wss]: %NAME%{%NAME%%CL%%SAGE%Armor%WHITE%: 25% %GRAY%1-3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WHITE%Non-magic %SAGE%Equipment%WHITE%: 50% %GRAY%sockets %WHITE%50% %YELLOW%rare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];&quot;]: %NAME%{%NAME%%CL%&quot;;[.B8];&quot;}%CONTINUE%&quot;)" office:value-type="string" office:string-value="ItemDisplay[wss]: %NAME%{%NAME%%CL%%WHITE%Non-magic %SAGE%Equipment%WHITE%: 50% %GRAY%sockets %WHITE%50% %YELLOW%rare}%CONTINUE%" calcext:value-type="string">
            <text:p>ItemDisplay[wss]: %NAME%{%NAME%%CL%%WHITE%Non-magic %SAGE%Equipment%WHITE%: 50% %GRAY%sockets %WHITE%50% %YELLOW%rare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Demonic Cube</text:p>
          </table:table-cell>
          <table:table-cell table:number-columns-repeated="2"/>
          <table:table-cell table:formula="of:=CONCATENATE(&quot;ItemDisplay[&quot;;[.A10];&quot; &quot;;[.B10];&quot;]: &quot;;[.C10];[.D10];[.E10];REPT(&quot; &quot;;[.F10]);[.G10];REPT(&quot; &quot;;[.H10]);[.I10];&quot;{%NAME%}%CONTINUE%&quot;)" office:value-type="string" office:string-value="ItemDisplay[imrn (!GROUND OR ${town})]: %RED%Demonic Cube{%NAME%}%CONTINUE%" calcext:value-type="string">
            <text:p>ItemDisplay[imrn (!GROUND OR ${town})]: %RED%Demonic Cube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¡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nic C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!!</text:p>
          </table:table-cell>
          <table:table-cell table:formula="of:=CONCATENATE(&quot;ItemDisplay[&quot;;[.A11];&quot; &quot;;[.B11];&quot;]: &quot;;[.C11];[.D11];[.E11];REPT(&quot; &quot;;[.F11]);[.G11];REPT(&quot; &quot;;[.H11]);[.I11];&quot;{%NAME%}%CONTINUE%&quot;)" office:value-type="string" office:string-value="ItemDisplay[imrn GROUND !${town}]: %DOT-83%%RED%¡¡¡ Demonic Cube !!!{%NAME%}%CONTINUE%" calcext:value-type="string">
            <text:p>ItemDisplay[imrn GROUND !${town}]: %DOT-83%%RED%¡¡¡ Demonic Cube !!!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table:style-name="ce1" office:value-type="string" calcext:value-type="string" table:number-columns-spanned="8" table:number-rows-spanned="1">
            <text:p>%RED%Warning%WHITE%: Will also reroll the "anniversery” condition of the item, resulting in loss of anniversary color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2];&quot;]: %NAME%{%NAME%%CL%&quot;;[.B12];&quot;}%CONTINUE%&quot;)" office:value-type="string" office:string-value="ItemDisplay[imrn]: %NAME%{%NAME%%CL%%RED%Warning%WHITE%: Will also reroll the &quot;anniversery” condition of the item, resulting in loss of anniversary colors.}%CONTINUE%" calcext:value-type="string">
            <text:p>ItemDisplay[imrn]: %NAME%{%NAME%%CL%%RED%Warning%WHITE%: Will also reroll the "anniversery” condition of the item, resulting in loss of anniversary colors.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table:style-name="ce1" office:value-type="string" calcext:value-type="string" table:number-columns-spanned="8" table:number-rows-spanned="1">
            <text:p>%TAN%Note%WHITE%: Use to Reroll a %GOLD%Unique %WHITE%or %GREEN%Set %WHITE%Item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3];&quot;]: %NAME%{%NAME%%CL%&quot;;[.B13];&quot;}%CONTINUE%&quot;)" office:value-type="string" office:string-value="ItemDisplay[imrn]: %NAME%{%NAME%%CL%%TAN%Note%WHITE%: Use to Reroll a %GOLD%Unique %WHITE%or %GREEN%Set %WHITE%Item}%CONTINUE%" calcext:value-type="string">
            <text:p>ItemDisplay[imrn]: %NAME%{%NAME%%CL%%TAN%Note%WHITE%: Use to Reroll a %GOLD%Unique %WHITE%or %GREEN%Set %WHITE%Item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box</text:p>
          </table:table-cell>
          <table:table-cell table:number-columns-repeated="2"/>
          <table:table-cell table:formula="of:=CONCATENATE(&quot;ItemDisplay[&quot;;[.A15];&quot; &quot;;[.B15];&quot;]: &quot;;[.C15];[.D15];[.E15];REPT(&quot; &quot;;[.F15]);[.G15];REPT(&quot; &quot;;[.H15]);[.I15];&quot;{%NAME%}%CONTINUE%&quot;)" office:value-type="string" office:string-value="ItemDisplay[lbox (!GROUND OR ${town})]: %RED%Larzuk’s Puzzlebox{%NAME%}%CONTINUE%" calcext:value-type="string">
            <text:p>ItemDisplay[lbox (!GROUND OR ${town})]: %RED%Larzuk’s Puzzlebox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<text:s/>%BORDER-6D%%DOT-62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zuk’s Puzzle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</text:p>
          </table:table-cell>
          <table:table-cell table:formula="of:=CONCATENATE(&quot;ItemDisplay[&quot;;[.A16];&quot; &quot;;[.B16];&quot;]: &quot;;[.C16];[.D16];[.E16];REPT(&quot; &quot;;[.F16]);[.G16];REPT(&quot; &quot;;[.H16]);[.I16];&quot;{%NAME%}%CONTINUE%&quot;)" office:value-type="string" office:string-value="ItemDisplay[lbox GROUND !${town}]:  %BORDER-6D%%DOT-62%%RED%¡¡          Larzuk’s Puzzlebox          !!{%NAME%}%CONTINUE%" calcext:value-type="string">
            <text:p>ItemDisplay[lbox GROUND !${town}]: <text:s/>%BORDER-6D%%DOT-62%%RED%¡¡ <text:s text:c="9"/>Larzuk’s Puzzlebox <text:s text:c="9"/>!!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7];&quot;]: %NAME%{&quot;;[.B17];&quot;}%CONTINUE%&quot;)" office:value-type="string" office:string-value="ItemDisplay[lbox]: %NAME%{%SAGE%2H Weapon%WHITE%: %GRAY% 2-4 sockets}%CONTINUE%" calcext:value-type="string">
            <text:p>ItemDisplay[lbox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8];&quot;]: %NAME%{%NAME%%CL%&quot;;[.B18];&quot;}%CONTINUE%&quot;)" office:value-type="string" office:string-value="ItemDisplay[lbox]: %NAME%{%NAME%%CL%%SAGE%1H Weapon%WHITE%: %GRAY% 1-2 sockets}%CONTINUE%" calcext:value-type="string">
            <text:p>ItemDisplay[lbox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9];&quot;]: %NAME%{%NAME%%CL%&quot;;[.B19];&quot;}%CONTINUE%&quot;)" office:value-type="string" office:string-value="ItemDisplay[lbox]: %NAME%{%NAME%%CL%%SAGE%Helmet, Chest, Shield, Quiver%WHITE%: %GRAY% 1-2 sockets}%CONTINUE%" calcext:value-type="string">
            <text:p>ItemDisplay[lbox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WHITE%Cube with a %GOLD%Unique %WHITE%or %GREEN%Set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0];&quot;]: %NAME%{%NAME%%CL%&quot;;[.B20];&quot;}%CONTINUE%&quot;)" office:value-type="string" office:string-value="ItemDisplay[lbox]: %NAME%{%NAME%%CL%%WHITE%Cube with a %GOLD%Unique %WHITE%or %GREEN%Set %WHITE%item to add %GRAY%Sockets }%CONTINUE%" calcext:value-type="string">
            <text:p>ItemDisplay[lbox]: %NAME%{%NAME%%CL%%WHITE%Cube with a %GOLD%Unique %WHITE%or %GREEN%Set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piece</text:p>
          </table:table-cell>
          <table:table-cell table:number-columns-repeated="2"/>
          <table:table-cell table:formula="of:=CONCATENATE(&quot;ItemDisplay[&quot;;[.A22];&quot; &quot;;[.B22];&quot;]: &quot;;[.C22];[.D22];[.E22];REPT(&quot; &quot;;[.F22]);[.G22];REPT(&quot; &quot;;[.H22]);[.I22];&quot;{%NAME%}%CONTINUE%&quot;)" office:value-type="string" office:string-value="ItemDisplay[lpp (!GROUND OR ${town})]: %RED%Larzuk’s Puzzlepiece{%NAME%}%CONTINUE%" calcext:value-type="string">
            <text:p>ItemDisplay[lpp (!GROUND OR ${town})]: %RED%Larzuk’s Puzzlepiece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BORDER-6D%%DOT-62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zuk’s Puzzle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  <table:table-cell table:formula="of:=CONCATENATE(&quot;ItemDisplay[&quot;;[.A23];&quot; &quot;;[.B23];&quot;]: &quot;;[.C23];[.D23];[.E23];REPT(&quot; &quot;;[.F23]);[.G23];REPT(&quot; &quot;;[.H23]);[.I23];&quot;{%NAME%}%CONTINUE%&quot;)" office:value-type="string" office:string-value="ItemDisplay[lpp GROUND !${town}]: %BORDER-6D%%DOT-62%%RED%¡     Larzuk’s Puzzlepiece     !{%NAME%}%CONTINUE%" calcext:value-type="string">
            <text:p>ItemDisplay[lpp GROUND !${town}]: %BORDER-6D%%DOT-62%%RED%¡ <text:s text:c="4"/>Larzuk’s Puzzlepiece <text:s text:c="4"/>!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4];&quot;]: %NAME%{&quot;;[.B24];&quot;}%CONTINUE%&quot;)" office:value-type="string" office:string-value="ItemDisplay[lpp]: %NAME%{%SAGE%2H Weapon%WHITE%: %GRAY% 2-4 sockets}%CONTINUE%" calcext:value-type="string">
            <text:p>ItemDisplay[lpp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5];&quot;]: %NAME%{%NAME%%CL%&quot;;[.B25];&quot;}%CONTINUE%&quot;)" office:value-type="string" office:string-value="ItemDisplay[lpp]: %NAME%{%NAME%%CL%%SAGE%1H Weapon%WHITE%: %GRAY% 1-2 sockets}%CONTINUE%" calcext:value-type="string">
            <text:p>ItemDisplay[lpp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6];&quot;]: %NAME%{%NAME%%CL%&quot;;[.B26];&quot;}%CONTINUE%&quot;)" office:value-type="string" office:string-value="ItemDisplay[lpp]: %NAME%{%NAME%%CL%%SAGE%Helmet, Chest, Shield, Quiver%WHITE%: %GRAY% 1-2 sockets}%CONTINUE%" calcext:value-type="string">
            <text:p>ItemDisplay[lpp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WHITE%Cube with a Normal/%BLUE%Magic%WHITE%/%YELLOW%Rare%WHITE%/%ORANGE%Crafted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7];&quot;]: %NAME%{%NAME%%CL%&quot;;[.B27];&quot;}%CONTINUE%&quot;)" office:value-type="string" office:string-value="ItemDisplay[lpp]: %NAME%{%NAME%%CL%%WHITE%Cube with a Normal/%BLUE%Magic%WHITE%/%YELLOW%Rare%WHITE%/%ORANGE%Crafted %WHITE%item to add %GRAY%Sockets }%CONTINUE%" calcext:value-type="string">
            <text:p>ItemDisplay[lpp]: %NAME%{%NAME%%CL%%WHITE%Cube with a Normal/%BLUE%Magic%WHITE%/%YELLOW%Rare%WHITE%/%ORANGE%Crafted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mal</text:p>
          </table:table-cell>
          <table:table-cell table:number-columns-repeated="2"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Malus</text:p>
          </table:table-cell>
          <table:table-cell table:number-columns-repeated="2"/>
          <table:table-cell table:formula="of:=CONCATENATE(&quot;ItemDisplay[&quot;;[.A29];&quot;]: &quot;;[.C29];[.D29];[.E29];REPT(&quot; &quot;;[.F29]);[.G29];REPT(&quot; &quot;;[.H29]);[.I29];&quot;{%NAME%}%CONTINUE%&quot;)" office:value-type="string" office:string-value="ItemDisplay[lmal]: %RED%Larzuk’s Malus{%NAME%}%CONTINUE%" calcext:value-type="string">
            <text:p>ItemDisplay[lmal]: %RED%Larzuk’s Malus{%NAME%}%CONTINUE%</text:p>
          </table:table-cell>
        </table:table-row>
        <table:table-row table:style-name="ro1">
          <table:table-cell office:value-type="string" calcext:value-type="string">
            <text:p>lmal</text:p>
          </table:table-cell>
          <table:table-cell table:style-name="ce1" office:value-type="string" calcext:value-type="string" table:number-columns-spanned="8" table:number-rows-spanned="1">
            <text:p>%WHITE%Cube with an item to add %GRAY%1 Socket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0];&quot;]: %NAME%{&quot;;[.B30];&quot;}%CONTINUE%&quot;)" office:value-type="string" office:string-value="ItemDisplay[lmal]: %NAME%{%WHITE%Cube with an item to add %GRAY%1 Socket}%CONTINUE%" calcext:value-type="string">
            <text:p>ItemDisplay[lmal]: %NAME%{%WHITE%Cube with an item to add %GRAY%1 Socket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2];&quot; &quot;;[.B32];&quot;]: &quot;;[.C32];[.D32];[.E32];REPT(&quot; &quot;;[.F32]);[.G32];REPT(&quot; &quot;;[.H32]);[.I32];&quot;{%NAME%}%CONTINUE%&quot;)" office:value-type="string" office:string-value="ItemDisplay[cwss (!GROUND OR ${town})]: %RED%Tainted Worldstone Shard{%NAME%}%CONTINUE%" calcext:value-type="string">
            <text:p>ItemDisplay[cwss (!GROUND OR ${town})]: 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0A%</text:p>
          </table:table-cell>
          <table:table-cell office:value-type="string" calcext:value-type="string">
            <text:p>%RED%</text:p>
          </table:table-cell>
          <table:table-cell table:style-name="ce2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3];&quot; &quot;;[.B33];&quot;]: &quot;;[.C33];[.D33];[.E33];REPT(&quot; &quot;;[.F33]);[.G33];REPT(&quot; &quot;;[.H33]);[.I33];&quot;{%NAME%}%CONTINUE%&quot;)" office:value-type="string" office:string-value="ItemDisplay[cwss GROUND !${town}]: %MAP-0A%%RED%Tainted Worldstone Shard{%NAME%}%CONTINUE%" calcext:value-type="string">
            <text:p>ItemDisplay[cwss GROUND !${town}]: %MAP-0A%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4];&quot;]: %NAME%{%NAME%%CL%&quot;;[.B34];&quot;}%CONTINUE%&quot;)" office:value-type="string" office:string-value="ItemDisplay[cwss]: %NAME%{%NAME%%CL%%RED%BRICK}%CONTINUE%" calcext:value-type="string">
            <text:p>ItemDisplay[cwss]: %NAME%{%NAME%%CL%%RED%BRICK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3-5]% to Experience Gained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5];&quot;]: %NAME%{%NAME%%CL%&quot;;[.B35];&quot;}%CONTINUE%&quot;)" office:value-type="string" office:string-value="ItemDisplay[cwss]: %NAME%{%NAME%%CL%%WHITE%+[3-5]% to Experience Gained}%CONTINUE%" calcext:value-type="string">
            <text:p>ItemDisplay[cwss]: %NAME%{%NAME%%CL%%WHITE%+[3-5]% to Experience Gained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5-10] All Resistance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6];&quot;]: %NAME%{%NAME%%CL%&quot;;[.B36];&quot;}%CONTINUE%&quot;)" office:value-type="string" office:string-value="ItemDisplay[cwss]: %NAME%{%NAME%%CL%%WHITE%+[5-10] All Resistances}%CONTINUE%" calcext:value-type="string">
            <text:p>ItemDisplay[cwss]: %NAME%{%NAME%%CL%%WHITE%+[5-10] All Resistance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[20-25] ot Vitality, +[10-15] to Energy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7];&quot;]: %NAME%{%NAME%%CL%&quot;;[.B37];&quot;}%CONTINUE%&quot;)" office:value-type="string" office:string-value="ItemDisplay[cwss]: %NAME%{%NAME%%CL%%WHITE%+[20-25] ot Vitality, +[10-15] to Energy}%CONTINUE%" calcext:value-type="string">
            <text:p>ItemDisplay[cwss]: %NAME%{%NAME%%CL%%WHITE%+[20-25] ot Vitality, +[10-15] to Energy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1 to All Skill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8];&quot;]: %NAME%{%NAME%%CL%&quot;;[.B38];&quot;}%CONTINUE%&quot;)" office:value-type="string" office:string-value="ItemDisplay[cwss]: %NAME%{%NAME%%CL%%WHITE%+1 to All Skills}%CONTINUE%" calcext:value-type="string">
            <text:p>ItemDisplay[cwss]: %NAME%{%NAME%%CL%%WHITE%+1 to All Skill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TAN%20% Chance of each of the following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9];&quot;]: %NAME%{%NAME%%CL%&quot;;[.B39];&quot;}%CONTINUE%&quot;)" office:value-type="string" office:string-value="ItemDisplay[cwss]: %NAME%{%NAME%%CL%%TAN%20% Chance of each of the following}%CONTINUE%" calcext:value-type="string">
            <text:p>ItemDisplay[cwss]: %NAME%{%NAME%%CL%%TAN%20% Chance of each of the following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Vial of Lightsong</text:p>
          </table:table-cell>
          <table:table-cell table:number-columns-repeated="2"/>
          <table:table-cell table:formula="of:=CONCATENATE(&quot;ItemDisplay[&quot;;[.A41];&quot; &quot;;[.B41];&quot;]: &quot;;[.C41];[.D41];[.E41];REPT(&quot; &quot;;[.F41]);[.G41];REPT(&quot; &quot;;[.H41]);[.I41];&quot;{%NAME%}%CONTINUE%&quot;)" office:value-type="string" office:string-value="ItemDisplay[lsvl (!GROUND OR ${town})]: %RED%Vial of Lightsong{%NAME%}%CONTINUE%" calcext:value-type="string">
            <text:p>ItemDisplay[lsvl (!GROUND OR ${town})]: %RED%Vial of Lightsong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al of Lightso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!!</text:p>
          </table:table-cell>
          <table:table-cell table:formula="of:=CONCATENATE(&quot;ItemDisplay[&quot;;[.A42];&quot; &quot;;[.B42];&quot;]: &quot;;[.C42];[.D42];[.E42];REPT(&quot; &quot;;[.F42]);[.G42];REPT(&quot; &quot;;[.H42]);[.I42];&quot;{%NAME%}%CONTINUE%&quot;)" office:value-type="string" office:string-value="ItemDisplay[lsvl GROUND !${town}]: %MAP-53%%PX-9F%%RED%¡¡¡¡          Vial of Lightsong          !!!!{%NAME%}%CONTINUE%" calcext:value-type="string">
            <text:p>ItemDisplay[lsvl GROUND !${town}]: %MAP-53%%PX-9F%%RED%¡¡¡¡ <text:s text:c="9"/>Vial of Lightsong <text:s text:c="9"/>!!!!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WHITE%Cube with an item to make it %GRAY%ethereal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3];&quot;]: %NAME%{%NAME%%CL%&quot;;[.B43];&quot;}%CONTINUE%&quot;)" office:value-type="string" office:string-value="ItemDisplay[lsvl]: %NAME%{%NAME%%CL%%WHITE%Cube with an item to make it %GRAY%ethereal%WHITE%.}%CONTINUE%" calcext:value-type="string">
            <text:p>ItemDisplay[lsvl]: %NAME%{%NAME%%CL%%WHITE%Cube with an item to make it %GRAY%ethereal%WHITE%.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4];&quot;]: %NAME%{%NAME%%CL%&quot;;[.B44];&quot;}%CONTINUE%&quot;)" office:value-type="string" office:string-value="ItemDisplay[lsvl]: %NAME%{%NAME%%CL%%TAN%Note%WHITE%: This item is %GOLD%EXTREMELY RARE%WHITE%.}%CONTINUE%" calcext:value-type="string">
            <text:p>ItemDisplay[lsvl]: %NAME%{%NAME%%CL%%TAN%Note%WHITE%: This item is %GOLD%EXTREMELY RARE%WHITE%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%WHITE%L%BLACK%i%WHITE%l%BLACK%i%WHITE%t%BLACK%h%WHITE%’s M%BLACK%i%WHITE%r%BLACK%r%WHITE%o%BLACK%r</text:p>
          </table:table-cell>
          <table:table-cell table:number-columns-repeated="2"/>
          <table:table-cell table:formula="of:=CONCATENATE(&quot;ItemDisplay[&quot;;[.A46];&quot; &quot;;[.B46];&quot;]: &quot;;[.C46];[.D46];[.E46];REPT(&quot; &quot;;[.F46]);[.G46];REPT(&quot; &quot;;[.H46]);[.I46];&quot;{%NAME%}%CONTINUE%&quot;)" office:value-type="string" office:string-value="ItemDisplay[llmr (!GROUND OR ${town})]: %RED%%WHITE%L%BLACK%i%WHITE%l%BLACK%i%WHITE%t%BLACK%h%WHITE%’s M%BLACK%i%WHITE%r%BLACK%r%WHITE%o%BLACK%r{%NAME%}%CONTINUE%" calcext:value-type="string">
            <text:p>ItemDisplay[llmr (!GROUND OR ${town})]: %RED%%WHITE%L%BLACK%i%WHITE%l%BLACK%i%WHITE%t%BLACK%h%WHITE%’s M%BLACK%i%WHITE%r%BLACK%r%WHITE%o%BLACK%r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WHITE%L%BLACK%i%WHITE%l%BLACK%i%WHITE%t%BLACK%h%WHITE%’s M%BLACK%i%WHITE%r%BLACK%r%WHITE%o%BLACK%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RED%!!!!</text:p>
          </table:table-cell>
          <table:table-cell table:formula="of:=CONCATENATE(&quot;ItemDisplay[&quot;;[.A47];&quot; &quot;;[.B47];&quot;]: &quot;;[.C47];[.D47];[.E47];REPT(&quot; &quot;;[.F47]);[.G47];REPT(&quot; &quot;;[.H47]);[.I47];&quot;{%NAME%}%CONTINUE%&quot;)" office:value-type="string" office:string-value="ItemDisplay[llmr GROUND !${town}]: %MAP-53%%PX-9F%%RED%¡¡¡¡        %WHITE%L%BLACK%i%WHITE%l%BLACK%i%WHITE%t%BLACK%h%WHITE%’s M%BLACK%i%WHITE%r%BLACK%r%WHITE%o%BLACK%r        %RED%!!!!{%NAME%}%CONTINUE%" calcext:value-type="string">
            <text:p>ItemDisplay[llmr GROUND !${town}]: %MAP-53%%PX-9F%%RED%¡¡¡¡ <text:s text:c="7"/>%WHITE%L%BLACK%i%WHITE%l%BLACK%i%WHITE%t%BLACK%h%WHITE%’s M%BLACK%i%WHITE%r%BLACK%r%WHITE%o%BLACK%r <text:s text:c="7"/>%RED%!!!!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RED%including recipes to remove items from socket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8];&quot;]: %NAME%{&quot;;[.B48];&quot;}%CONTINUE%&quot;)" office:value-type="string" office:string-value="ItemDisplay[llmr]: %NAME%{%RED%including recipes to remove items from sockets.}%CONTINUE%" calcext:value-type="string">
            <text:p>ItemDisplay[llmr]: %NAME%{%RED%including recipes to remove items from sockets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and they will %RED%no longer work in cube recipes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9];&quot;]: %NAME%{%NAME%%CL%&quot;;[.B49];&quot;}%CONTINUE%&quot;)" office:value-type="string" office:string-value="ItemDisplay[llmr]: %NAME%{%NAME%%CL%%WHITE%and they will %RED%no longer work in cube recipes,}%CONTINUE%" calcext:value-type="string">
            <text:p>ItemDisplay[llmr]: %NAME%{%NAME%%CL%%WHITE%and they will %RED%no longer work in cube recipes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their colors will be changed to black and white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0];&quot;]: %NAME%{%NAME%%CL%&quot;;[.B50];&quot;}%CONTINUE%&quot;)" office:value-type="string" office:string-value="ItemDisplay[llmr]: %NAME%{%NAME%%CL%%WHITE%their colors will be changed to black and white,}%CONTINUE%" calcext:value-type="string">
            <text:p>ItemDisplay[llmr]: %NAME%{%NAME%%CL%%WHITE%their colors will be changed to black and white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Items will be marked as %PURPLE%Mirrored%WHITE%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1];&quot;]: %NAME%{%NAME%%CL%&quot;;[.B51];&quot;}%CONTINUE%&quot;)" office:value-type="string" office:string-value="ItemDisplay[llmr]: %NAME%{%NAME%%CL%%WHITE%Items will be marked as %PURPLE%Mirrored%WHITE%,}%CONTINUE%" calcext:value-type="string">
            <text:p>ItemDisplay[llmr]: %NAME%{%NAME%%CL%%WHITE%Items will be marked as %PURPLE%Mirrored%WHITE%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Cube with a %BLUE%magic%WHITE%/%YELLOW%rare%WHITE%/%ORANGE%craft %WHITE%piece of equipment to duplicate it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2];&quot;]: %NAME%{%NAME%%CL%&quot;;[.B52];&quot;}%CONTINUE%&quot;)" office:value-type="string" office:string-value="ItemDisplay[llmr]: %NAME%{%NAME%%CL%%WHITE%Cube with a %BLUE%magic%WHITE%/%YELLOW%rare%WHITE%/%ORANGE%craft %WHITE%piece of equipment to duplicate it.}%CONTINUE%" calcext:value-type="string">
            <text:p>ItemDisplay[llmr]: %NAME%{%NAME%%CL%%WHITE%Cube with a %BLUE%magic%WHITE%/%YELLOW%rare%WHITE%/%ORANGE%craft %WHITE%piece of equipment to duplicate it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3];&quot;]: %NAME%{%NAME%%CL%&quot;;[.B53];&quot;}%CONTINUE%&quot;)" office:value-type="string" office:string-value="ItemDisplay[llmr]: %NAME%{%NAME%%CL%%TAN%Note%WHITE%: This item is %GOLD%EXTREMELY RARE%WHITE%.}%CONTINUE%" calcext:value-type="string">
            <text:p>ItemDisplay[llmr]: %NAME%{%NAME%%CL%%TAN%Note%WHITE%: This item is %GOLD%EXTREMELY RARE%WHITE%.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tility Items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Navigator</text:p>
          </table:table-cell>
          <table:table-cell table:number-columns-repeated="2"/>
          <table:table-cell table:formula="of:=CONCATENATE(&quot;ItemDisplay[&quot;;[.A56];&quot; &quot;;[.B56];&quot;]: &quot;;[.C56];[.D56];[.E56];REPT(&quot; &quot;;[.F56]);[.G56];REPT(&quot; &quot;;[.H56]);[.I56];&quot;{%NAME%}%CONTINUE%&quot;)" office:value-type="string" office:string-value="ItemDisplay[rtp (!GROUND OR ${town})]: %TAN%Horadrim Navigator{%NAME%}%CONTINUE%" calcext:value-type="string">
            <text:p>ItemDisplay[rtp (!GROUND OR ${town})]: %TAN%Horadrim Navigator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Navig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57];&quot; &quot;;[.B57];&quot;]: &quot;;[.C57];[.D57];[.E57];REPT(&quot; &quot;;[.F57]);[.G57];REPT(&quot; &quot;;[.H57]);[.I57];&quot;{%NAME%}%CONTINUE%&quot;)" office:value-type="string" office:string-value="ItemDisplay[rtp GROUND !${town}]: %MAP-53%%PX-9F%%TAN%¡¡     Horadrim Navigator     !!{%NAME%}%CONTINUE%" calcext:value-type="string">
            <text:p>ItemDisplay[rtp GROUND !${town}]: %MAP-53%%PX-9F%%TAN%¡¡ <text:s text:c="4"/>Horadrim Navigator <text:s text:c="4"/>!!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8];&quot;]: %NAME%{%NAME%%CL%&quot;;[.B58];&quot;}%CONTINUE%&quot;)" office:value-type="string" office:string-value="ItemDisplay[rtp]: %NAME%{%NAME%%CL%%TAN%Note%WHITE%: Won’t be lost in cube recipes.}%CONTINUE%" calcext:value-type="string">
            <text:p>ItemDisplay[rtp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Almanac</text:p>
          </table:table-cell>
          <table:table-cell table:number-columns-repeated="2"/>
          <table:table-cell table:formula="of:=CONCATENATE(&quot;ItemDisplay[&quot;;[.A60];&quot; &quot;;[.B60];&quot;]: &quot;;[.C60];[.D60];[.E60];REPT(&quot; &quot;;[.F60]);[.G60];REPT(&quot; &quot;;[.H60]);[.I60];&quot;{%NAME%}%CONTINUE%&quot;)" office:value-type="string" office:string-value="ItemDisplay[rid (!GROUND OR ${town})]: %TAN%Horadrim Almanac{%NAME%}%CONTINUE%" calcext:value-type="string">
            <text:p>ItemDisplay[rid (!GROUND OR ${town})]: %TAN%Horadrim Almanac{%NAME%}%CONTINUE%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Alman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1];&quot; &quot;;[.B61];&quot;]: &quot;;[.C61];[.D61];[.E61];REPT(&quot; &quot;;[.F61]);[.G61];REPT(&quot; &quot;;[.H61]);[.I61];&quot;{%NAME%}%CONTINUE%&quot;)" office:value-type="string" office:string-value="ItemDisplay[rid GROUND !${town}]: %MAP-53%%PX-9F%%TAN%¡¡     Horadrim Almanac     !!{%NAME%}%CONTINUE%" calcext:value-type="string">
            <text:p>ItemDisplay[rid GROUND !${town}]: %MAP-53%%PX-9F%%TAN%¡¡ <text:s text:c="4"/>Horadrim Almanac <text:s text:c="4"/>!!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Skeleton Key</text:p>
          </table:table-cell>
          <table:table-cell table:number-columns-repeated="2"/>
          <table:table-cell table:formula="of:=CONCATENATE(&quot;ItemDisplay[&quot;;[.A63];&quot; &quot;;[.B63];&quot;]: &quot;;[.C63];[.D63];[.E63];REPT(&quot; &quot;;[.F63]);[.G63];REPT(&quot; &quot;;[.H63]);[.I63];&quot;{%NAME%}%CONTINUE%&quot;)" office:value-type="string" office:string-value="ItemDisplay[rkey (!GROUND OR ${town})]: %TAN%Skeleton Key{%NAME%}%CONTINUE%" calcext:value-type="string">
            <text:p>ItemDisplay[rkey (!GROUND OR ${town})]: %TAN%Skeleton Key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eleton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4];&quot; &quot;;[.B64];&quot;]: &quot;;[.C64];[.D64];[.E64];REPT(&quot; &quot;;[.F64]);[.G64];REPT(&quot; &quot;;[.H64]);[.I64];&quot;{%NAME%}%CONTINUE%&quot;)" office:value-type="string" office:string-value="ItemDisplay[rkey GROUND !${town}]: %MAP-53%%PX-9F%%TAN%¡¡     Skeleton Key     !!{%NAME%}%CONTINUE%" calcext:value-type="string">
            <text:p>ItemDisplay[rkey GROUND !${town}]: %MAP-53%%PX-9F%%TAN%¡¡ <text:s text:c="4"/>Skeleton Key <text:s text:c="4"/>!!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5];&quot;]: %NAME%{%NAME%%CL%&quot;;[.B65];&quot;}%CONTINUE%&quot;)" office:value-type="string" office:string-value="ItemDisplay[rkey]: %NAME%{%NAME%%CL%%TAN%Note%WHITE%: Won’t be lost in cube recipes.}%CONTINUE%" calcext:value-type="string">
            <text:p>ItemDisplay[rkey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Other Misc</text:p>
          </table:table-cell>
        </table:table-row>
        <table:table-row table:style-name="ro1">
          <table:table-cell office:value-type="string" calcext:value-type="string">
            <text:p>jewf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8];&quot;]: &quot;;[.C68];[.D68];[.E68];REPT(&quot; &quot;;[.F68]);[.G68];REPT(&quot; &quot;;[.H68]);[.I68];&quot;{%NAME%}%CONTINUE%&quot;)" office:value-type="string" office:string-value="ItemDisplay[jewf]: %NAME%{%NAME%}%CONTINUE%" calcext:value-type="string">
            <text:p>ItemDisplay[jewf]: %NAME%{%NAME%}%CONTINUE%</text:p>
          </table:table-cell>
        </table:table-row>
        <table:table-row table:style-name="ro1">
          <table:table-cell office:value-type="string" calcext:value-type="string">
            <text:p>pvpp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9];&quot;]: &quot;;[.C69];[.D69];[.E69];REPT(&quot; &quot;;[.F69]);[.G69];REPT(&quot; &quot;;[.H69]);[.I69];&quot;{%NAME%}%CONTINUE%&quot;)" office:value-type="string" office:string-value="ItemDisplay[pvpp]: %NAME%{%NAME%}%CONTINUE%" calcext:value-type="string">
            <text:p>ItemDisplay[pvpp]: %NAME%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Map Modification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2];&quot; &quot;;[.B72];&quot;]: &quot;;[.C72];[.D72];[.E72];REPT(&quot; &quot;;[.F72]);[.G72];REPT(&quot; &quot;;[.H72]);[.I72];&quot;{%NAME%}%CONTINUE%&quot;)" office:value-type="string" office:string-value="ItemDisplay[std (!GROUND OR ${town})]: %SAGE%Standard of Heroes{%NAME%}%CONTINUE%" calcext:value-type="string">
            <text:p>ItemDisplay[std (!GROUND OR ${town})]: %SAGE%Standard of Heroes{%NAME%}%CONTINUE%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3];&quot; &quot;;[.B73];&quot;]: &quot;;[.C73];[.D73];[.E73];REPT(&quot; &quot;;[.F73]);[.G73];REPT(&quot; &quot;;[.H73]);[.I73];&quot;{%NAME%}%CONTINUE%&quot;)" office:value-type="string" office:string-value="ItemDisplay[std GROUND !${town}]: %DOT-83%%SAGE%Standard of Heroes{%NAME%}%CONTINUE%" calcext:value-type="string">
            <text:p>ItemDisplay[std GROUND !${town}]: %DOT-83%%SAGE%Standard of Heroes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rcane Orb</text:p>
          </table:table-cell>
          <table:table-cell table:number-columns-repeated="2"/>
          <table:table-cell table:formula="of:=CONCATENATE(&quot;ItemDisplay[&quot;;[.A74];&quot;]: &quot;;[.C74];[.D74];[.E74];REPT(&quot; &quot;;[.F74]);[.G74];REPT(&quot; &quot;;[.H74]);[.I74];&quot;{%NAME%}%CONTINUE%&quot;)" office:value-type="string" office:string-value="ItemDisplay[imma]: %SAGE%Arcane Orb{%NAME%}%CONTINUE%" calcext:value-type="string">
            <text:p>ItemDisplay[imma]: %SAGE%Arcane Orb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5];&quot;]: %NAME%{%NAME%%CL%&quot;;[.B75];&quot;}%CONTINUE%&quot;)" office:value-type="string" office:string-value="ItemDisplay[imma]: %NAME%{%NAME%%CL%%GRAY%(Skip Map to make %SAGE%Infused Orb%GRAY%)}%CONTINUE%" calcext:value-type="string">
            <text:p>ItemDisplay[im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rcane Orb</text:p>
          </table:table-cell>
          <table:table-cell table:number-columns-repeated="2"/>
          <table:table-cell table:formula="of:=CONCATENATE(&quot;ItemDisplay[&quot;;[.A76];&quot;]: &quot;;[.C76];[.D76];[.E76];REPT(&quot; &quot;;[.F76]);[.G76];REPT(&quot; &quot;;[.H76]);[.I76];&quot;{%NAME%}%CONTINUE%&quot;)" office:value-type="string" office:string-value="ItemDisplay[irma]: %SAGE%Infused Arcane Orb{%NAME%}%CONTINUE%" calcext:value-type="string">
            <text:p>ItemDisplay[irma]: %SAGE%Infused Arcane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Zakarum Orb</text:p>
          </table:table-cell>
          <table:table-cell table:number-columns-repeated="2"/>
          <table:table-cell table:formula="of:=CONCATENATE(&quot;ItemDisplay[&quot;;[.A77];&quot;]: &quot;;[.C77];[.D77];[.E77];REPT(&quot; &quot;;[.F77]);[.G77];REPT(&quot; &quot;;[.H77]);[.I77];&quot;{%NAME%}%CONTINUE%&quot;)" office:value-type="string" office:string-value="ItemDisplay[imra]: %SAGE%Zakarum Orb{%NAME%}%CONTINUE%" calcext:value-type="string">
            <text:p>ItemDisplay[imra]: %SAGE%Zakarum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8];&quot;]: %NAME%{%NAME%%CL%&quot;;[.B78];&quot;}%CONTINUE%&quot;)" office:value-type="string" office:string-value="ItemDisplay[imra]: %NAME%{%NAME%%CL%%GRAY%(Skip Map to make %SAGE%Infused Orb%GRAY%)}%CONTINUE%" calcext:value-type="string">
            <text:p>ItemDisplay[im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Zakarum Orb</text:p>
          </table:table-cell>
          <table:table-cell table:number-columns-repeated="2"/>
          <table:table-cell table:formula="of:=CONCATENATE(&quot;ItemDisplay[&quot;;[.A79];&quot;]: &quot;;[.C79];[.D79];[.E79];REPT(&quot; &quot;;[.F79]);[.G79];REPT(&quot; &quot;;[.H79]);[.I79];&quot;{%NAME%}%CONTINUE%&quot;)" office:value-type="string" office:string-value="ItemDisplay[irra]: %SAGE%Infused Zakarum Orb{%NAME%}%CONTINUE%" calcext:value-type="string">
            <text:p>ItemDisplay[irra]: %SAGE%Infused Zakarum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ngelic Orb</text:p>
          </table:table-cell>
          <table:table-cell table:number-columns-repeated="2"/>
          <table:table-cell table:formula="of:=CONCATENATE(&quot;ItemDisplay[&quot;;[.A80];&quot;]: &quot;;[.C80];[.D80];[.E80];REPT(&quot; &quot;;[.F80]);[.G80];REPT(&quot; &quot;;[.H80]);[.I80];&quot;{%NAME%}%CONTINUE%&quot;)" office:value-type="string" office:string-value="ItemDisplay[upma]: %SAGE%Angelic Orb{%NAME%}%CONTINUE%" calcext:value-type="string">
            <text:p>ItemDisplay[upma]: %SAGE%Angelic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1];&quot;]: %NAME%{%NAME%%CL%&quot;;[.B81];&quot;}%CONTINUE%&quot;)" office:value-type="string" office:string-value="ItemDisplay[upma]: %NAME%{%NAME%%CL%%GRAY%(Skip Map to make %SAGE%Infused Orb%GRAY%)}%CONTINUE%" calcext:value-type="string">
            <text:p>ItemDisplay[up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u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ngelic Orb</text:p>
          </table:table-cell>
          <table:table-cell table:number-columns-repeated="2"/>
          <table:table-cell table:formula="of:=CONCATENATE(&quot;ItemDisplay[&quot;;[.A82];&quot;]: &quot;;[.C82];[.D82];[.E82];REPT(&quot; &quot;;[.F82]);[.G82];REPT(&quot; &quot;;[.H82]);[.I82];&quot;{%NAME%}%CONTINUE%&quot;)" office:value-type="string" office:string-value="ItemDisplay[urma]: %SAGE%Infused Angelic Orb{%NAME%}%CONTINUE%" calcext:value-type="string">
            <text:p>ItemDisplay[urma]: %SAGE%Infused Angelic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Orb</text:p>
          </table:table-cell>
          <table:table-cell table:number-columns-repeated="2"/>
          <table:table-cell table:formula="of:=CONCATENATE(&quot;ItemDisplay[&quot;;[.A83];&quot;]: &quot;;[.C83];[.D83];[.E83];REPT(&quot; &quot;;[.F83]);[.G83];REPT(&quot; &quot;;[.H83]);[.I83];&quot;{%NAME%}%CONTINUE%&quot;)" office:value-type="string" office:string-value="ItemDisplay[rera]: %SAGE%Horadrim Orb{%NAME%}%CONTINUE%" calcext:value-type="string">
            <text:p>ItemDisplay[rera]: %SAGE%Horadrim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4];&quot;]: %NAME%{%NAME%%CL%&quot;;[.B84];&quot;}%CONTINUE%&quot;)" office:value-type="string" office:string-value="ItemDisplay[rera]: %NAME%{%NAME%%CL%%GRAY%(Skip Map to make %SAGE%Infused Orb%GRAY%)}%CONTINUE%" calcext:value-type="string">
            <text:p>ItemDisplay[re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r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Horadrim Orb</text:p>
          </table:table-cell>
          <table:table-cell table:number-columns-repeated="2"/>
          <table:table-cell table:formula="of:=CONCATENATE(&quot;ItemDisplay[&quot;;[.A85];&quot;]: &quot;;[.C85];[.D85];[.E85];REPT(&quot; &quot;;[.F85]);[.G85];REPT(&quot; &quot;;[.H85]);[.I85];&quot;{%NAME%}%CONTINUE%&quot;)" office:value-type="string" office:string-value="ItemDisplay[rrra]: %SAGE%Infused Horadrim Orb{%NAME%}%CONTINUE%" calcext:value-type="string">
            <text:p>ItemDisplay[rrra]: %SAGE%Infused Horadrim Orb{%NAME%}%CONTINUE%</text:p>
          </table:table-cell>
        </table:table-row>
        <table:table-row table:style-name="ro1">
          <table:table-cell office:value-type="string" calcext:value-type="string">
            <text:p>scou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Destruction</text:p>
          </table:table-cell>
          <table:table-cell table:number-columns-repeated="2"/>
          <table:table-cell table:formula="of:=CONCATENATE(&quot;ItemDisplay[&quot;;[.A86];&quot;]: &quot;;[.C86];[.D86];[.E86];REPT(&quot; &quot;;[.F86]);[.G86];REPT(&quot; &quot;;[.H86]);[.I86];&quot;{%NAME%}%CONTINUE%&quot;)" office:value-type="string" office:string-value="ItemDisplay[scou]: %SAGE%Orb of Destruction{%NAME%}%CONTINUE%" calcext:value-type="string">
            <text:p>ItemDisplay[scou]: %SAGE%Orb of Destruction{%NAME%}%CONTINUE%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Fortification</text:p>
          </table:table-cell>
          <table:table-cell table:number-columns-repeated="2"/>
          <table:table-cell table:formula="of:=CONCATENATE(&quot;ItemDisplay[&quot;;[.A87];&quot;]: &quot;;[.C87];[.D87];[.E87];REPT(&quot; &quot;;[.F87]);[.G87];REPT(&quot; &quot;;[.H87]);[.I87];&quot;{%NAME%}%CONTINUE%&quot;)" office:value-type="string" office:string-value="ItemDisplay[fort]: %SAGE%Orb of Fortification{%NAME%}%CONTINUE%" calcext:value-type="string">
            <text:p>ItemDisplay[fort]: %SAGE%Orb of Fortification{%NAME%}%CONTINUE%</text:p>
          </table:table-cell>
        </table:table-row>
        <table:table-row table:style-name="ro1">
          <table:table-cell office:value-type="string" calcext:value-type="string">
            <text:p>upmp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rtographer’s Orb</text:p>
          </table:table-cell>
          <table:table-cell table:number-columns-repeated="2"/>
          <table:table-cell table:formula="of:=CONCATENATE(&quot;ItemDisplay[&quot;;[.A88];&quot;]: &quot;;[.C88];[.D88];[.E88];REPT(&quot; &quot;;[.F88]);[.G88];REPT(&quot; &quot;;[.H88]);[.I88];&quot;{%NAME%}%CONTINUE%&quot;)" office:value-type="string" office:string-value="ItemDisplay[upmp]: %SAGE%Cartographer’s Orb{%NAME%}%CONTINUE%" calcext:value-type="string">
            <text:p>ItemDisplay[upmp]: %SAGE%Cartographer’s Or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89];&quot; &quot;;[.B89];&quot;]: &quot;;[.C89];[.D89];[.E89];REPT(&quot; &quot;;[.F89]);[.G89];REPT(&quot; &quot;;[.H89]);[.I89];&quot;{%NAME%}%CONTINUE%&quot;)" office:value-type="string" office:string-value="ItemDisplay[scrb (!GROUND OR ${town})]: %SAGE%Horadrim Scarab{%NAME%}%CONTINUE%" calcext:value-type="string">
            <text:p>ItemDisplay[scrb (!GROUND OR ${town})]: %SAGE%Horadrim Scara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90];&quot; &quot;;[.B90];&quot;]: &quot;;[.C90];[.D90];[.E90];REPT(&quot; &quot;;[.F90]);[.G90];REPT(&quot; &quot;;[.H90]);[.I90];&quot;{%NAME%}%CONTINUE%&quot;)" office:value-type="string" office:string-value="ItemDisplay[scrb GROUND !${town}]: %MAP-83%%SAGE%Horadrim Scarab{%NAME%}%CONTINUE%" calcext:value-type="string">
            <text:p>ItemDisplay[scrb GROUND !${town}]: %MAP-83%%SAGE%Horadrim Scarab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1];&quot; &quot;;[.B91];&quot;]: &quot;;[.C91];[.D91];[.E91];REPT(&quot; &quot;;[.F91]);[.G91];REPT(&quot; &quot;;[.H91]);[.I91];&quot;{%NAME%}%CONTINUE%&quot;)" office:value-type="string" office:string-value="ItemDisplay[iwss (!GROUND OR ${town})]: %SAGE%Catalyst Shard{%NAME%}%CONTINUE%" calcext:value-type="string">
            <text:p>ItemDisplay[iwss (!GROUND OR ${town})]: %SAGE%Catalyst Shard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2];&quot; &quot;;[.B92];&quot;]: &quot;;[.C92];[.D92];[.E92];REPT(&quot; &quot;;[.F92]);[.G92];REPT(&quot; &quot;;[.H92]);[.I92];&quot;{%NAME%}%CONTINUE%&quot;)" office:value-type="string" office:string-value="ItemDisplay[iwss GROUND !${town}]: %MAP-83%%SAGE%Catalyst Shard{%NAME%}%CONTINUE%" calcext:value-type="string">
            <text:p>ItemDisplay[iwss GROUND !${town}]: %MAP-83%%SAGE%Catalyst Shard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ber Tristram Keys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Terror</text:p>
          </table:table-cell>
          <table:table-cell table:number-columns-repeated="2"/>
          <table:table-cell table:formula="of:=CONCATENATE(&quot;ItemDisplay[&quot;;[.A95];&quot; &quot;;[.B95];&quot;]: &quot;;[.C95];[.D95];[.E95];REPT(&quot; &quot;;[.F95]);[.G95];REPT(&quot; &quot;;[.H95]);[.I95];&quot;{%NAME%}%CONTINUE%&quot;)" office:value-type="string" office:string-value="ItemDisplay[pk1 (!GROUND OR ${town})]: %PURPLE%Key of Terror{%NAME%}%CONTINUE%" calcext:value-type="string">
            <text:p>ItemDisplay[pk1 (!GROUND OR ${town})]: %PURPLE%Key of Terror{%NAME%}%CONTINUE%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6];&quot; &quot;;[.B96];&quot;]: &quot;;[.C96];[.D96];[.E96];REPT(&quot; &quot;;[.F96]);[.G96];REPT(&quot; &quot;;[.H96]);[.I96];&quot;{%NAME%}%CONTINUE%&quot;)" office:value-type="string" office:string-value="ItemDisplay[pk1 GROUND !${town}]: %MAP-9B%%PURPLE%¡    Key of Terror    !{%NAME%}%CONTINUE%" calcext:value-type="string">
            <text:p>ItemDisplay[pk1 GROUND !${town}]: %MAP-9B%%PURPLE%¡ <text:s text:c="3"/>Key of Terror <text:s text:c="3"/>!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Hate</text:p>
          </table:table-cell>
          <table:table-cell table:number-columns-repeated="2"/>
          <table:table-cell table:formula="of:=CONCATENATE(&quot;ItemDisplay[&quot;;[.A97];&quot; &quot;;[.B97];&quot;]: &quot;;[.C97];[.D97];[.E97];REPT(&quot; &quot;;[.F97]);[.G97];REPT(&quot; &quot;;[.H97]);[.I97];&quot;{%NAME%}%CONTINUE%&quot;)" office:value-type="string" office:string-value="ItemDisplay[pk2 (!GROUND OR ${town})]: %PURPLE%Key of Hate{%NAME%}%CONTINUE%" calcext:value-type="string">
            <text:p>ItemDisplay[pk2 (!GROUND OR ${town})]: %PURPLE%Key of Hate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H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8];&quot; &quot;;[.B98];&quot;]: &quot;;[.C98];[.D98];[.E98];REPT(&quot; &quot;;[.F98]);[.G98];REPT(&quot; &quot;;[.H98]);[.I98];&quot;{%NAME%}%CONTINUE%&quot;)" office:value-type="string" office:string-value="ItemDisplay[pk2 GROUND !${town}]: %MAP-9B%%PURPLE%¡    Key of Hate    !{%NAME%}%CONTINUE%" calcext:value-type="string">
            <text:p>ItemDisplay[pk2 GROUND !${town}]: %MAP-9B%%PURPLE%¡ <text:s text:c="3"/>Key of Hate <text:s text:c="3"/>!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Destruction</text:p>
          </table:table-cell>
          <table:table-cell table:number-columns-repeated="2"/>
          <table:table-cell table:formula="of:=CONCATENATE(&quot;ItemDisplay[&quot;;[.A99];&quot; &quot;;[.B99];&quot;]: &quot;;[.C99];[.D99];[.E99];REPT(&quot; &quot;;[.F99]);[.G99];REPT(&quot; &quot;;[.H99]);[.I99];&quot;{%NAME%}%CONTINUE%&quot;)" office:value-type="string" office:string-value="ItemDisplay[pk3 (!GROUND OR ${town})]: %PURPLE%Key of Destruction{%NAME%}%CONTINUE%" calcext:value-type="string">
            <text:p>ItemDisplay[pk3 (!GROUND OR ${town})]: %PURPLE%Key of Destruction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00];&quot; &quot;;[.B100];&quot;]: &quot;;[.C100];[.D100];[.E100];REPT(&quot; &quot;;[.F100]);[.G100];REPT(&quot; &quot;;[.H100]);[.I100];&quot;{%NAME%}%CONTINUE%&quot;)" office:value-type="string" office:string-value="ItemDisplay[pk3 GROUND !${town}]: %MAP-9B%%PURPLE%¡    Key of Destruction    !{%NAME%}%CONTINUE%" calcext:value-type="string">
            <text:p>ItemDisplay[pk3 GROUND !${town}]: %MAP-9B%%PURPLE%¡ <text:s text:c="3"/>Key of Destruction <text:s text:c="3"/>!{%NAME%}%CONTINUE%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iablo’s Horn</text:p>
          </table:table-cell>
          <table:table-cell table:number-columns-repeated="2"/>
          <table:table-cell table:formula="of:=CONCATENATE(&quot;ItemDisplay[&quot;;[.A101];&quot; &quot;;[.B101];&quot;]: &quot;;[.C101];[.D101];[.E101];REPT(&quot; &quot;;[.F101]);[.G101];REPT(&quot; &quot;;[.H101]);[.I101];&quot;{%NAME%}%CONTINUE%&quot;)" office:value-type="string" office:string-value="ItemDisplay[dhn (!GROUND OR ${town})]: %PURPLE%Diablo’s Horn{%NAME%}%CONTINUE%" calcext:value-type="string">
            <text:p>ItemDisplay[dhn (!GROUND OR ${town})]: %PURPLE%Diablo’s Horn{%NAME%}%CONTINUE%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blo’s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2];&quot; &quot;;[.B102];&quot;]: &quot;;[.C102];[.D102];[.E102];REPT(&quot; &quot;;[.F102]);[.G102];REPT(&quot; &quot;;[.H102]);[.I102];&quot;{%NAME%}%CONTINUE%&quot;)" office:value-type="string" office:string-value="ItemDisplay[dhn GROUND !${town}]: %MAP-9B%%PURPLE%¡  Diablo’s Horn  !{%NAME%}%CONTINUE%" calcext:value-type="string">
            <text:p>ItemDisplay[dhn GROUND !${town}]: %MAP-9B%%PURPLE%¡ <text:s/>Diablo’s Horn <text:s/>!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aal’s Eye</text:p>
          </table:table-cell>
          <table:table-cell table:number-columns-repeated="2"/>
          <table:table-cell table:formula="of:=CONCATENATE(&quot;ItemDisplay[&quot;;[.A103];&quot; &quot;;[.B103];&quot;]: &quot;;[.C103];[.D103];[.E103];REPT(&quot; &quot;;[.F103]);[.G103];REPT(&quot; &quot;;[.H103]);[.I103];&quot;{%NAME%}%CONTINUE%&quot;)" office:value-type="string" office:string-value="ItemDisplay[bey (!GROUND OR ${town})]: %PURPLE%Baal’s Eye{%NAME%}%CONTINUE%" calcext:value-type="string">
            <text:p>ItemDisplay[bey (!GROUND OR ${town})]: %PURPLE%Baal’s Eye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al’s E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4];&quot; &quot;;[.B104];&quot;]: &quot;;[.C104];[.D104];[.E104];REPT(&quot; &quot;;[.F104]);[.G104];REPT(&quot; &quot;;[.H104]);[.I104];&quot;{%NAME%}%CONTINUE%&quot;)" office:value-type="string" office:string-value="ItemDisplay[bey GROUND !${town}]: %MAP-9B%%PURPLE%¡  Baal’s Eye  !{%NAME%}%CONTINUE%" calcext:value-type="string">
            <text:p>ItemDisplay[bey GROUND !${town}]: %MAP-9B%%PURPLE%¡ <text:s/>Baal’s Eye <text:s/>!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Mephisto’s Brain</text:p>
          </table:table-cell>
          <table:table-cell table:number-columns-repeated="2"/>
          <table:table-cell table:formula="of:=CONCATENATE(&quot;ItemDisplay[&quot;;[.A105];&quot; &quot;;[.B105];&quot;]: &quot;;[.C105];[.D105];[.E105];REPT(&quot; &quot;;[.F105]);[.G105];REPT(&quot; &quot;;[.H105]);[.I105];&quot;{%NAME%}%CONTINUE%&quot;)" office:value-type="string" office:string-value="ItemDisplay[mbr (!GROUND OR ${town})]: %PURPLE%Mephisto’s Brain{%NAME%}%CONTINUE%" calcext:value-type="string">
            <text:p>ItemDisplay[mbr (!GROUND OR ${town})]: %PURPLE%Mephisto’s Brain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phisto’s B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6];&quot; &quot;;[.B106];&quot;]: &quot;;[.C106];[.D106];[.E106];REPT(&quot; &quot;;[.F106]);[.G106];REPT(&quot; &quot;;[.H106]);[.I106];&quot;{%NAME%}%CONTINUE%&quot;)" office:value-type="string" office:string-value="ItemDisplay[mbr GROUND !${town}]: %MAP-9B%%PURPLE%¡  Mephisto’s Brain  !{%NAME%}%CONTINUE%" calcext:value-type="string">
            <text:p>ItemDisplay[mbr GROUND !${town}]: %MAP-9B%%PURPLE%¡ <text:s/>Mephisto’s Brain <text:s/>!{%NAME%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andemonium Talisman</text:p>
          </table:table-cell>
          <table:table-cell table:number-columns-repeated="2"/>
          <table:table-cell table:formula="of:=CONCATENATE(&quot;ItemDisplay[&quot;;[.A107];&quot;]: &quot;;[.C107];[.D107];[.E107];REPT(&quot; &quot;;[.F107]);[.G107];REPT(&quot; &quot;;[.H107]);[.I107];&quot;{%NAME%}%CONTINUE%&quot;)" office:value-type="string" office:string-value="ItemDisplay[ubtm]: %PURPLE%Pandemonium Talisman{%NAME%}%CONTINUE%" calcext:value-type="string">
            <text:p>ItemDisplay[ubtm]: %PURPLE%Pandemonium Talisman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Uber Ancients Keys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Madawc</text:p>
          </table:table-cell>
          <table:table-cell table:number-columns-repeated="2"/>
          <table:table-cell table:formula="of:=CONCATENATE(&quot;ItemDisplay[&quot;;[.A110];&quot; &quot;;[.B110];&quot;]: &quot;;[.C110];[.D110];[.E110];REPT(&quot; &quot;;[.F110]);[.G110];REPT(&quot; &quot;;[.H110]);[.I110];&quot;{%NAME%}%CONTINUE%&quot;)" office:value-type="string" office:string-value="ItemDisplay[ubaa (!GROUND OR ${town})]: %PURPLE%Sigil of Madawc{%NAME%}%CONTINUE%" calcext:value-type="string">
            <text:p>ItemDisplay[ubaa (!GROUND OR ${town})]: %PURPLE%Sigil of Madawc{%NAME%}%CONTINUE%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Mada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1];&quot; &quot;;[.B111];&quot;]: &quot;;[.C111];[.D111];[.E111];REPT(&quot; &quot;;[.F111]);[.G111];REPT(&quot; &quot;;[.H111]);[.I111];&quot;{%NAME%}%CONTINUE%&quot;)" office:value-type="string" office:string-value="ItemDisplay[ubaa GROUND !${town}]: %MAP-9B%%PURPLE%¡   Sigil of Madawc   !{%NAME%}%CONTINUE%" calcext:value-type="string">
            <text:p>ItemDisplay[ubaa GROUND !${town}]: %MAP-9B%%PURPLE%¡ <text:s text:c="2"/>Sigil of Madawc <text:s text:c="2"/>!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Talic</text:p>
          </table:table-cell>
          <table:table-cell table:number-columns-repeated="2"/>
          <table:table-cell table:formula="of:=CONCATENATE(&quot;ItemDisplay[&quot;;[.A112];&quot; &quot;;[.B112];&quot;]: &quot;;[.C112];[.D112];[.E112];REPT(&quot; &quot;;[.F112]);[.G112];REPT(&quot; &quot;;[.H112]);[.I112];&quot;{%NAME%}%CONTINUE%&quot;)" office:value-type="string" office:string-value="ItemDisplay[ubab (!GROUND OR ${town})]: %PURPLE%Sigil of Talic{%NAME%}%CONTINUE%" calcext:value-type="string">
            <text:p>ItemDisplay[ubab (!GROUND OR ${town})]: %PURPLE%Sigil of Talic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Ta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3];&quot; &quot;;[.B113];&quot;]: &quot;;[.C113];[.D113];[.E113];REPT(&quot; &quot;;[.F113]);[.G113];REPT(&quot; &quot;;[.H113]);[.I113];&quot;{%NAME%}%CONTINUE%&quot;)" office:value-type="string" office:string-value="ItemDisplay[ubab GROUND !${town}]: %MAP-9B%%PURPLE%¡   Sigil of Talic   !{%NAME%}%CONTINUE%" calcext:value-type="string">
            <text:p>ItemDisplay[ubab GROUND !${town}]: %MAP-9B%%PURPLE%¡ <text:s text:c="2"/>Sigil of Talic <text:s text:c="2"/>!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Korlic</text:p>
          </table:table-cell>
          <table:table-cell table:number-columns-repeated="2"/>
          <table:table-cell table:formula="of:=CONCATENATE(&quot;ItemDisplay[&quot;;[.A114];&quot; &quot;;[.B114];&quot;]: &quot;;[.C114];[.D114];[.E114];REPT(&quot; &quot;;[.F114]);[.G114];REPT(&quot; &quot;;[.H114]);[.I114];&quot;{%NAME%}%CONTINUE%&quot;)" office:value-type="string" office:string-value="ItemDisplay[ubac (!GROUND OR ${town})]: %PURPLE%Sigil of Korlic{%NAME%}%CONTINUE%" calcext:value-type="string">
            <text:p>ItemDisplay[ubac (!GROUND OR ${town})]: %PURPLE%Sigil of Korlic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Kor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5];&quot; &quot;;[.B115];&quot;]: &quot;;[.C115];[.D115];[.E115];REPT(&quot; &quot;;[.F115]);[.G115];REPT(&quot; &quot;;[.H115]);[.I115];&quot;{%NAME%}%CONTINUE%&quot;)" office:value-type="string" office:string-value="ItemDisplay[ubac GROUND !${town}]: %MAP-9B%%PURPLE%¡   Sigil of Korlic   !{%NAME%}%CONTINUE%" calcext:value-type="string">
            <text:p>ItemDisplay[ubac GROUND !${town}]: %MAP-9B%%PURPLE%¡ <text:s text:c="2"/>Sigil of Korlic <text:s text:c="2"/>!{%NAME%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Relic of the Ancients</text:p>
          </table:table-cell>
          <table:table-cell table:number-columns-repeated="2"/>
          <table:table-cell table:formula="of:=CONCATENATE(&quot;ItemDisplay[&quot;;[.A116];&quot;]: &quot;;[.C116];[.D116];[.E116];REPT(&quot; &quot;;[.F116]);[.G116];REPT(&quot; &quot;;[.H116]);[.I116];&quot;{%NAME%}%CONTINUE%&quot;)" office:value-type="string" office:string-value="ItemDisplay[uba]: %PURPLE%Relic of the Ancients{%NAME%}%CONTINUE%" calcext:value-type="string">
            <text:p>ItemDisplay[uba]: %PURPLE%Relic of the Ancients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Diablo Clone Keys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rime Evil Soul</text:p>
          </table:table-cell>
          <table:table-cell table:number-columns-repeated="2"/>
          <table:table-cell table:formula="of:=CONCATENATE(&quot;ItemDisplay[&quot;;[.A119];&quot; &quot;;[.B119];&quot;]: &quot;;[.C119];[.D119];[.E119];REPT(&quot; &quot;;[.F119]);[.G119];REPT(&quot; &quot;;[.H119]);[.I119];&quot;{%NAME%}%CONTINUE%&quot;)" office:value-type="string" office:string-value="ItemDisplay[dcso (!GROUND OR ${town})]: %PURPLE%Prime Evil Soul{%NAME%}%CONTINUE%" calcext:value-type="string">
            <text:p>ItemDisplay[dcso (!GROUND OR ${town})]: %PURPLE%Prime Evil Soul{%NAME%}%CONTINUE%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e Evil S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0];&quot; &quot;;[.B120];&quot;]: &quot;;[.C120];[.D120];[.E120];REPT(&quot; &quot;;[.F120]);[.G120];REPT(&quot; &quot;;[.H120]);[.I120];&quot;{%NAME%}%CONTINUE%&quot;)" office:value-type="string" office:string-value="ItemDisplay[dcso GROUND !${town}]: %MAP-9B%%PURPLE%¡¡¡      Prime Evil Soul      !!!{%NAME%}%CONTINUE%" calcext:value-type="string">
            <text:p>ItemDisplay[dcso GROUND !${town}]: %MAP-9B%%PURPLE%¡¡¡ <text:s text:c="5"/>Prime Evil Soul <text:s text:c="5"/>!!!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ure Demonic Essence</text:p>
          </table:table-cell>
          <table:table-cell table:number-columns-repeated="2"/>
          <table:table-cell table:formula="of:=CONCATENATE(&quot;ItemDisplay[&quot;;[.A121];&quot; &quot;;[.B121];&quot;]: &quot;;[.C121];[.D121];[.E121];REPT(&quot; &quot;;[.F121]);[.G121];REPT(&quot; &quot;;[.H121]);[.I121];&quot;{%NAME%}%CONTINUE%&quot;)" office:value-type="string" office:string-value="ItemDisplay[dcbl (!GROUND OR ${town})]: %PURPLE%Pure Demonic Essence{%NAME%}%CONTINUE%" calcext:value-type="string">
            <text:p>ItemDisplay[dcbl (!GROUND OR ${town})]: %PURPLE%Pure Demonic Essence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e Demonic Esse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2];&quot; &quot;;[.B122];&quot;]: &quot;;[.C122];[.D122];[.E122];REPT(&quot; &quot;;[.F122]);[.G122];REPT(&quot; &quot;;[.H122]);[.I122];&quot;{%NAME%}%CONTINUE%&quot;)" office:value-type="string" office:string-value="ItemDisplay[dcbl GROUND !${town}]: %MAP-9B%%PURPLE%¡¡¡      Pure Demonic Essence      !!!{%NAME%}%CONTINUE%" calcext:value-type="string">
            <text:p>ItemDisplay[dcbl GROUND !${town}]: %MAP-9B%%PURPLE%¡¡¡ <text:s text:c="5"/>Pure Demonic Essence <text:s text:c="5"/>!!!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lack Soulstone</text:p>
          </table:table-cell>
          <table:table-cell table:number-columns-repeated="2"/>
          <table:table-cell table:formula="of:=CONCATENATE(&quot;ItemDisplay[&quot;;[.A123];&quot; &quot;;[.B123];&quot;]: &quot;;[.C123];[.D123];[.E123];REPT(&quot; &quot;;[.F123]);[.G123];REPT(&quot; &quot;;[.H123]);[.I123];&quot;{%NAME%}%CONTINUE%&quot;)" office:value-type="string" office:string-value="ItemDisplay[dcho (!GROUND OR ${town})]: %PURPLE%Black Soulstone{%NAME%}%CONTINUE%" calcext:value-type="string">
            <text:p>ItemDisplay[dcho (!GROUND OR ${town})]: %PURPLE%Black Soulstone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Soul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4];&quot; &quot;;[.B124];&quot;]: &quot;;[.C124];[.D124];[.E124];REPT(&quot; &quot;;[.F124]);[.G124];REPT(&quot; &quot;;[.H124]);[.I124];&quot;{%NAME%}%CONTINUE%&quot;)" office:value-type="string" office:string-value="ItemDisplay[dcho GROUND !${town}]: %MAP-9B%%PURPLE%¡¡¡      Black Soulstone      !!!{%NAME%}%CONTINUE%" calcext:value-type="string">
            <text:p>ItemDisplay[dcho GROUND !${town}]: %MAP-9B%%PURPLE%¡¡¡ <text:s text:c="5"/>Black Soulstone <text:s text:c="5"/>!!!{%NAME%}%CONTINUE%</text:p>
          </table:table-cell>
        </table:table-row>
        <table:table-row table:style-name="ro1">
          <table:table-cell office:value-type="string" calcext:value-type="string">
            <text:p>dc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ision of Terror</text:p>
          </table:table-cell>
          <table:table-cell table:number-columns-repeated="2"/>
          <table:table-cell table:formula="of:=CONCATENATE(&quot;ItemDisplay[&quot;;[.A125];&quot;]: &quot;;[.C125];[.D125];[.E125];REPT(&quot; &quot;;[.F125]);[.G125];REPT(&quot; &quot;;[.H125]);[.I125];&quot;{%NAME%}%CONTINUE%&quot;)" office:value-type="string" office:string-value="ItemDisplay[dcma]: %PURPLE%Vision of Terror{%NAME%}%CONTINUE%" calcext:value-type="string">
            <text:p>ItemDisplay[dcma]: %PURPLE%Vision of Terror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Rathma Keys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plinter of the Void</text:p>
          </table:table-cell>
          <table:table-cell table:number-columns-repeated="2"/>
          <table:table-cell table:formula="of:=CONCATENATE(&quot;ItemDisplay[&quot;;[.A128];&quot; &quot;;[.B128];&quot;]: &quot;;[.C128];[.D128];[.E128];REPT(&quot; &quot;;[.F128]);[.G128];REPT(&quot; &quot;;[.H128]);[.I128];&quot;{%NAME%}%CONTINUE%&quot;)" office:value-type="string" office:string-value="ItemDisplay[rtmv (!GROUND OR ${town})]: %PURPLE%Splinter of the Void{%NAME%}%CONTINUE%" calcext:value-type="string">
            <text:p>ItemDisplay[rtmv (!GROUND OR ${town})]: %PURPLE%Splinter of the Void{%NAME%}%CONTINUE%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linter of the V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9];&quot; &quot;;[.B129];&quot;]: &quot;;[.C129];[.D129];[.E129];REPT(&quot; &quot;;[.F129]);[.G129];REPT(&quot; &quot;;[.H129]);[.I129];&quot;{%NAME%}%CONTINUE%&quot;)" office:value-type="string" office:string-value="ItemDisplay[rtmv GROUND !${town}]: %MAP-9B%%PURPLE%¡¡¡      Splinter of the Void      !!!{%NAME%}%CONTINUE%" calcext:value-type="string">
            <text:p>ItemDisplay[rtmv GROUND !${town}]: %MAP-9B%%PURPLE%¡¡¡ <text:s text:c="5"/>Splinter of the Void <text:s text:c="5"/>!!!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rang-Oul’s Jawbone</text:p>
          </table:table-cell>
          <table:table-cell table:number-columns-repeated="2"/>
          <table:table-cell table:formula="of:=CONCATENATE(&quot;ItemDisplay[&quot;;[.A130];&quot; &quot;;[.B130];&quot;]: &quot;;[.C130];[.D130];[.E130];REPT(&quot; &quot;;[.F130]);[.G130];REPT(&quot; &quot;;[.H130]);[.I130];&quot;{%NAME%}%CONTINUE%&quot;)" office:value-type="string" office:string-value="ItemDisplay[rtmo (!GROUND OR ${town})]: %PURPLE%Trang-Oul’s Jawbone{%NAME%}%CONTINUE%" calcext:value-type="string">
            <text:p>ItemDisplay[rtmo (!GROUND OR ${town})]: %PURPLE%Trang-Oul’s Jawbone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g-Oul’s Jawb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1];&quot; &quot;;[.B131];&quot;]: &quot;;[.C131];[.D131];[.E131];REPT(&quot; &quot;;[.F131]);[.G131];REPT(&quot; &quot;;[.H131]);[.I131];&quot;{%NAME%}%CONTINUE%&quot;)" office:value-type="string" office:string-value="ItemDisplay[rtmo GROUND !${town}]: %MAP-9B%%PURPLE%¡¡¡      Trang-Oul’s Jawbone      !!!{%NAME%}%CONTINUE%" calcext:value-type="string">
            <text:p>ItemDisplay[rtmo GROUND !${town}]: %MAP-9B%%PURPLE%¡¡¡ <text:s text:c="5"/>Trang-Oul’s Jawbone <text:s text:c="5"/>!!!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Hellfire Ashes</text:p>
          </table:table-cell>
          <table:table-cell table:number-columns-repeated="2"/>
          <table:table-cell table:formula="of:=CONCATENATE(&quot;ItemDisplay[&quot;;[.A132];&quot; &quot;;[.B132];&quot;]: &quot;;[.C132];[.D132];[.E132];REPT(&quot; &quot;;[.F132]);[.G132];REPT(&quot; &quot;;[.H132]);[.I132];&quot;{%NAME%}%CONTINUE%&quot;)" office:value-type="string" office:string-value="ItemDisplay[cm2f (!GROUND OR ${town})]: %PURPLE%Hellfire Ashes{%NAME%}%CONTINUE%" calcext:value-type="string">
            <text:p>ItemDisplay[cm2f (!GROUND OR ${town})]: %PURPLE%Hellfire Ashes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fire A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3];&quot; &quot;;[.B133];&quot;]: &quot;;[.C133];[.D133];[.E133];REPT(&quot; &quot;;[.F133]);[.G133];REPT(&quot; &quot;;[.H133]);[.I133];&quot;{%NAME%}%CONTINUE%&quot;)" office:value-type="string" office:string-value="ItemDisplay[cm2f GROUND !${town}]: %MAP-9B%%PURPLE%¡¡¡      Hellfire Ashes      !!!{%NAME%}%CONTINUE%" calcext:value-type="string">
            <text:p>ItemDisplay[cm2f GROUND !${town}]: %MAP-9B%%PURPLE%¡¡¡ <text:s text:c="5"/>Hellfire Ashes <text:s text:c="5"/>!!!{%NAME%}%CONTINUE%</text:p>
          </table:table-cell>
        </table:table-row>
        <table:table-row table:style-name="ro1">
          <table:table-cell office:value-type="string" calcext:value-type="string">
            <text:p>rt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oidstone</text:p>
          </table:table-cell>
          <table:table-cell table:number-columns-repeated="2"/>
          <table:table-cell table:formula="of:=CONCATENATE(&quot;ItemDisplay[&quot;;[.A134];&quot;]: &quot;;[.C134];[.D134];[.E134];REPT(&quot; &quot;;[.F134]);[.G134];REPT(&quot; &quot;;[.H134]);[.I134];&quot;{%NAME%}%CONTINUE%&quot;)" office:value-type="string" office:string-value="ItemDisplay[rtma]: %PURPLE%Voidstone{%NAME%}%CONTINUE%" calcext:value-type="string">
            <text:p>ItemDisplay[rtma]: %PURPLE%Voidstone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9"/>
          <table:table-cell office:value-type="string" calcext:value-type="string">
            <text:p>// Lucion Keys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emonic Insignia</text:p>
          </table:table-cell>
          <table:table-cell table:number-columns-repeated="2"/>
          <table:table-cell table:formula="of:=CONCATENATE(&quot;ItemDisplay[&quot;;[.A137];&quot; &quot;;[.B137];&quot;]: &quot;;[.C137];[.D137];[.E137];REPT(&quot; &quot;;[.F137]);[.G137];REPT(&quot; &quot;;[.H137]);[.I137];&quot;{%NAME%}%CONTINUE%&quot;)" office:value-type="string" office:string-value="ItemDisplay[lucb (!GROUND OR ${town})]: %PURPLE%Demonic Insignia{%NAME%}%CONTINUE%" calcext:value-type="string">
            <text:p>ItemDisplay[lucb (!GROUND OR ${town})]: %PURPLE%Demonic Insignia{%NAME%}%CONTINUE%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nic Insig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8];&quot; &quot;;[.B138];&quot;]: &quot;;[.C138];[.D138];[.E138];REPT(&quot; &quot;;[.F138]);[.G138];REPT(&quot; &quot;;[.H138]);[.I138];&quot;{%NAME%}%CONTINUE%&quot;)" office:value-type="string" office:string-value="ItemDisplay[lucb GROUND !${town}]: %MAP-9B%%PURPLE%¡¡¡      Demonic Insignia      !!!{%NAME%}%CONTINUE%" calcext:value-type="string">
            <text:p>ItemDisplay[lucb GROUND !${town}]: %MAP-9B%%PURPLE%¡¡¡ <text:s text:c="5"/>Demonic Insignia <text:s text:c="5"/>!!!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alisman of Transgression</text:p>
          </table:table-cell>
          <table:table-cell table:number-columns-repeated="2"/>
          <table:table-cell table:formula="of:=CONCATENATE(&quot;ItemDisplay[&quot;;[.A139];&quot; &quot;;[.B139];&quot;]: &quot;;[.C139];[.D139];[.E139];REPT(&quot; &quot;;[.F139]);[.G139];REPT(&quot; &quot;;[.H139]);[.I139];&quot;{%NAME%}%CONTINUE%&quot;)" office:value-type="string" office:string-value="ItemDisplay[lucc (!GROUND OR ${town})]: %PURPLE%Talisman of Transgression{%NAME%}%CONTINUE%" calcext:value-type="string">
            <text:p>ItemDisplay[lucc (!GROUND OR ${town})]: %PURPLE%Talisman of Transgression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isman of Transgr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0];&quot; &quot;;[.B140];&quot;]: &quot;;[.C140];[.D140];[.E140];REPT(&quot; &quot;;[.F140]);[.G140];REPT(&quot; &quot;;[.H140]);[.I140];&quot;{%NAME%}%CONTINUE%&quot;)" office:value-type="string" office:string-value="ItemDisplay[lucc GROUND !${town}]: %MAP-9B%%PURPLE%¡¡¡      Talisman of Transgression      !!!{%NAME%}%CONTINUE%" calcext:value-type="string">
            <text:p>ItemDisplay[lucc GROUND !${town}]: %MAP-9B%%PURPLE%¡¡¡ <text:s text:c="5"/>Talisman of Transgression <text:s text:c="5"/>!!!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Flesh of Malic</text:p>
          </table:table-cell>
          <table:table-cell table:number-columns-repeated="2"/>
          <table:table-cell table:formula="of:=CONCATENATE(&quot;ItemDisplay[&quot;;[.A141];&quot; &quot;;[.B141];&quot;]: &quot;;[.C141];[.D141];[.E141];REPT(&quot; &quot;;[.F141]);[.G141];REPT(&quot; &quot;;[.H141]);[.I141];&quot;{%NAME%}%CONTINUE%&quot;)" office:value-type="string" office:string-value="ItemDisplay[lucd (!GROUND OR ${town})]: %PURPLE%Flesh of Malic{%NAME%}%CONTINUE%" calcext:value-type="string">
            <text:p>ItemDisplay[lucd (!GROUND OR ${town})]: %PURPLE%Flesh of Malic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esh of Mal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2];&quot; &quot;;[.B142];&quot;]: &quot;;[.C142];[.D142];[.E142];REPT(&quot; &quot;;[.F142]);[.G142];REPT(&quot; &quot;;[.H142]);[.I142];&quot;{%NAME%}%CONTINUE%&quot;)" office:value-type="string" office:string-value="ItemDisplay[lucd GROUND !${town}]: %MAP-9B%%PURPLE%¡¡¡      Flesh of Malic      !!!{%NAME%}%CONTINUE%" calcext:value-type="string">
            <text:p>ItemDisplay[lucd GROUND !${town}]: %MAP-9B%%PURPLE%¡¡¡ <text:s text:c="5"/>Flesh of Malic <text:s text:c="5"/>!!!{%NAME%}%CONTINUE%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hadow of Hatred</text:p>
          </table:table-cell>
          <table:table-cell table:number-columns-repeated="2"/>
          <table:table-cell table:formula="of:=CONCATENATE(&quot;ItemDisplay[&quot;;[.A143];&quot;]: &quot;;[.C143];[.D143];[.E143];REPT(&quot; &quot;;[.F143]);[.G143];REPT(&quot; &quot;;[.H143]);[.I143];&quot;{%NAME%}%CONTINUE%&quot;)" office:value-type="string" office:string-value="ItemDisplay[luca]: %PURPLE%Shadow of Hatred{%NAME%}%CONTINUE%" calcext:value-type="string">
            <text:p>ItemDisplay[luca]: %PURPLE%Shadow of Hatred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Essences of Absolution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wisted Essence of Suffering</text:p>
          </table:table-cell>
          <table:table-cell table:number-columns-repeated="2"/>
          <table:table-cell table:formula="of:=CONCATENATE(&quot;ItemDisplay[&quot;;[.A146];&quot; &quot;;[.B146];&quot;]: &quot;;[.C146];[.D146];[.E146];REPT(&quot; &quot;;[.F146]);[.G146];REPT(&quot; &quot;;[.H146]);[.I146];&quot;{%NAME%}%CONTINUE%&quot;)" office:value-type="string" office:string-value="ItemDisplay[tes (!GROUND OR ${town})]: %TAN%Twisted Essence of Suffering{%NAME%}%CONTINUE%" calcext:value-type="string">
            <text:p>ItemDisplay[tes (!GROUND OR ${town})]: %TAN%Twisted Essence of Suffering{%NAME%}%CONTINUE%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sted Essence of Suff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47];&quot; &quot;;[.B147];&quot;]: &quot;;[.C147];[.D147];[.E147];REPT(&quot; &quot;;[.F147]);[.G147];REPT(&quot; &quot;;[.H147]);[.I147];&quot;{%NAME%}%CONTINUE%&quot;)" office:value-type="string" office:string-value="ItemDisplay[tes GROUND !${town}]: %MAP-5A%%TAN%¡    Twisted Essence of Suffering    !{%NAME%}%CONTINUE%" calcext:value-type="string">
            <text:p>ItemDisplay[tes GROUND !${town}]: %MAP-5A%%TAN%¡ <text:s text:c="3"/>Twisted Essence of Suffering <text:s text:c="3"/>!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Charged Essence of Hatred</text:p>
          </table:table-cell>
          <table:table-cell table:number-columns-repeated="2"/>
          <table:table-cell table:formula="of:=CONCATENATE(&quot;ItemDisplay[&quot;;[.A148];&quot; &quot;;[.B148];&quot;]: &quot;;[.C148];[.D148];[.E148];REPT(&quot; &quot;;[.F148]);[.G148];REPT(&quot; &quot;;[.H148]);[.I148];&quot;{%NAME%}%CONTINUE%&quot;)" office:value-type="string" office:string-value="ItemDisplay[ceh (!GROUND OR ${town})]: %TAN%Charged Essence of Hatred{%NAME%}%CONTINUE%" calcext:value-type="string">
            <text:p>ItemDisplay[ceh (!GROUND OR ${town})]: %TAN%Charged Essence of Hatred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d Essence of Hat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49];&quot; &quot;;[.B149];&quot;]: &quot;;[.C149];[.D149];[.E149];REPT(&quot; &quot;;[.F149]);[.G149];REPT(&quot; &quot;;[.H149]);[.I149];&quot;{%NAME%}%CONTINUE%&quot;)" office:value-type="string" office:string-value="ItemDisplay[ceh GROUND !${town}]: %MAP-5A%%TAN%¡    Charged Essence of Hatred    !{%NAME%}%CONTINUE%" calcext:value-type="string">
            <text:p>ItemDisplay[ceh GROUND !${town}]: %MAP-5A%%TAN%¡ <text:s text:c="3"/>Charged Essence of Hatred <text:s text:c="3"/>!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Burning Essence of Terror</text:p>
          </table:table-cell>
          <table:table-cell table:number-columns-repeated="2"/>
          <table:table-cell table:formula="of:=CONCATENATE(&quot;ItemDisplay[&quot;;[.A150];&quot; &quot;;[.B150];&quot;]: &quot;;[.C150];[.D150];[.E150];REPT(&quot; &quot;;[.F150]);[.G150];REPT(&quot; &quot;;[.H150]);[.I150];&quot;{%NAME%}%CONTINUE%&quot;)" office:value-type="string" office:string-value="ItemDisplay[bet (!GROUND OR ${town})]: %TAN%Burning Essence of Terror{%NAME%}%CONTINUE%" calcext:value-type="string">
            <text:p>ItemDisplay[bet (!GROUND OR ${town})]: %TAN%Burning Essence of Terror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ning Essence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51];&quot; &quot;;[.B151];&quot;]: &quot;;[.C151];[.D151];[.E151];REPT(&quot; &quot;;[.F151]);[.G151];REPT(&quot; &quot;;[.H151]);[.I151];&quot;{%NAME%}%CONTINUE%&quot;)" office:value-type="string" office:string-value="ItemDisplay[bet GROUND !${town}]: %MAP-5A%%TAN%¡    Burning Essence of Terror    !{%NAME%}%CONTINUE%" calcext:value-type="string">
            <text:p>ItemDisplay[bet GROUND !${town}]: %MAP-5A%%TAN%¡ <text:s text:c="3"/>Burning Essence of Terror <text:s text:c="3"/>!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Festering Essence of Destruction</text:p>
          </table:table-cell>
          <table:table-cell table:number-columns-repeated="2"/>
          <table:table-cell table:formula="of:=CONCATENATE(&quot;ItemDisplay[&quot;;[.A152];&quot; &quot;;[.B152];&quot;]: &quot;;[.C152];[.D152];[.E152];REPT(&quot; &quot;;[.F152]);[.G152];REPT(&quot; &quot;;[.H152]);[.I152];&quot;{%NAME%}%CONTINUE%&quot;)" office:value-type="string" office:string-value="ItemDisplay[fed (!GROUND OR ${town})]: %TAN%Festering Essence of Destruction{%NAME%}%CONTINUE%" calcext:value-type="string">
            <text:p>ItemDisplay[fed (!GROUND OR ${town})]: %TAN%Festering Essence of Destruction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stering Essence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53];&quot; &quot;;[.B153];&quot;]: &quot;;[.C153];[.D153];[.E153];REPT(&quot; &quot;;[.F153]);[.G153];REPT(&quot; &quot;;[.H153]);[.I153];&quot;{%NAME%}%CONTINUE%&quot;)" office:value-type="string" office:string-value="ItemDisplay[fed GROUND !${town}]: %MAP-5A%%TAN%¡    Festering Essence of Destruction    !{%NAME%}%CONTINUE%" calcext:value-type="string">
            <text:p>ItemDisplay[fed GROUND !${town}]: %MAP-5A%%TAN%¡ <text:s text:c="3"/>Festering Essence of Destruction <text:s text:c="3"/>!{%NAME%}%CONTINUE%</text:p>
          </table:table-cell>
        </table:table-row>
        <table:table-row table:style-name="ro1">
          <table:table-cell office:value-type="string" calcext:value-type="string">
            <text:p>toa</text:p>
          </table:table-cell>
          <table:table-cell table:number-columns-repeated="2"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oken of Absolution</text:p>
          </table:table-cell>
          <table:table-cell table:number-columns-repeated="2"/>
          <table:table-cell table:formula="of:=CONCATENATE(&quot;ItemDisplay[&quot;;[.A154];&quot;]: &quot;;[.C154];[.D154];[.E154];REPT(&quot; &quot;;[.F154]);[.G154];REPT(&quot; &quot;;[.H154]);[.I154];&quot;{%NAME%}%CONTINUE%&quot;)" office:value-type="string" office:string-value="ItemDisplay[toa]: %TAN%Token of Absolution{%NAME%}%CONTINUE%" calcext:value-type="string">
            <text:p>ItemDisplay[toa]: %TAN%Token of Absolution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Craft Infusions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lood Craft Infusion</text:p>
          </table:table-cell>
          <table:table-cell table:number-columns-repeated="2"/>
          <table:table-cell table:formula="of:=CONCATENATE(&quot;ItemDisplay[&quot;;[.A157];&quot; &quot;;[.B157];&quot;]: &quot;;[.C157];[.D157];[.E157];REPT(&quot; &quot;;[.F157]);[.G157];REPT(&quot; &quot;;[.H157]);[.I157];&quot;{%NAME%}%CONTINUE%&quot;)" office:value-type="string" office:string-value="ItemDisplay[crfb (!GROUND OR ${town})]: %ORANGE%Blood Craft Infusion{%NAME%}%CONTINUE%" calcext:value-type="string">
            <text:p>ItemDisplay[crfb (!GROUND OR ${town})]: %ORANGE%Blood Craft Infusion{%NAME%}%CONTINUE%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58];&quot; &quot;;[.B158];&quot;]: &quot;;[.C158];[.D158];[.E158];REPT(&quot; &quot;;[.F158]);[.G158];REPT(&quot; &quot;;[.H158]);[.I158];&quot;{%NAME%}%CONTINUE%&quot;)" office:value-type="string" office:string-value="ItemDisplay[crfb GROUND !${town}]: %PX-60%%ORANGE%¡  Blood Craft Infusion  !{%NAME%}%CONTINUE%" calcext:value-type="string">
            <text:p>ItemDisplay[crfb GROUND !${town}]: %PX-60%%ORANGE%¡ <text:s/>Blood Craft Infusion <text:s/>!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Caster Craft Infusion</text:p>
          </table:table-cell>
          <table:table-cell table:number-columns-repeated="2"/>
          <table:table-cell table:formula="of:=CONCATENATE(&quot;ItemDisplay[&quot;;[.A159];&quot; &quot;;[.B159];&quot;]: &quot;;[.C159];[.D159];[.E159];REPT(&quot; &quot;;[.F159]);[.G159];REPT(&quot; &quot;;[.H159]);[.I159];&quot;{%NAME%}%CONTINUE%&quot;)" office:value-type="string" office:string-value="ItemDisplay[crfc (!GROUND OR ${town})]: %ORANGE%Caster Craft Infusion{%NAME%}%CONTINUE%" calcext:value-type="string">
            <text:p>ItemDisplay[crfc (!GROUND OR ${town})]: %ORANGE%Caster Craft Infusion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0];&quot; &quot;;[.B160];&quot;]: &quot;;[.C160];[.D160];[.E160];REPT(&quot; &quot;;[.F160]);[.G160];REPT(&quot; &quot;;[.H160]);[.I160];&quot;{%NAME%}%CONTINUE%&quot;)" office:value-type="string" office:string-value="ItemDisplay[crfc GROUND !${town}]: %PX-60%%ORANGE%¡  Caster Craft Infusion  !{%NAME%}%CONTINUE%" calcext:value-type="string">
            <text:p>ItemDisplay[crfc GROUND !${town}]: %PX-60%%ORANGE%¡ <text:s/>Caster Craft Infusion <text:s/>!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Safety Craft Infusion</text:p>
          </table:table-cell>
          <table:table-cell table:number-columns-repeated="2"/>
          <table:table-cell table:formula="of:=CONCATENATE(&quot;ItemDisplay[&quot;;[.A161];&quot; &quot;;[.B161];&quot;]: &quot;;[.C161];[.D161];[.E161];REPT(&quot; &quot;;[.F161]);[.G161];REPT(&quot; &quot;;[.H161]);[.I161];&quot;{%NAME%}%CONTINUE%&quot;)" office:value-type="string" office:string-value="ItemDisplay[crfs (!GROUND OR ${town})]: %ORANGE%Safety Craft Infusion{%NAME%}%CONTINUE%" calcext:value-type="string">
            <text:p>ItemDisplay[crfs (!GROUND OR ${town})]: %ORANGE%Safety Craft Infusion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fety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2];&quot; &quot;;[.B162];&quot;]: &quot;;[.C162];[.D162];[.E162];REPT(&quot; &quot;;[.F162]);[.G162];REPT(&quot; &quot;;[.H162]);[.I162];&quot;{%NAME%}%CONTINUE%&quot;)" office:value-type="string" office:string-value="ItemDisplay[crfs GROUND !${town}]: %PX-60%%ORANGE%¡  Safety Craft Infusion  !{%NAME%}%CONTINUE%" calcext:value-type="string">
            <text:p>ItemDisplay[crfs GROUND !${town}]: %PX-60%%ORANGE%¡ <text:s/>Safety Craft Infusion <text:s/>!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Hitpower Craft Infusion</text:p>
          </table:table-cell>
          <table:table-cell table:number-columns-repeated="2"/>
          <table:table-cell table:formula="of:=CONCATENATE(&quot;ItemDisplay[&quot;;[.A163];&quot; &quot;;[.B163];&quot;]: &quot;;[.C163];[.D163];[.E163];REPT(&quot; &quot;;[.F163]);[.G163];REPT(&quot; &quot;;[.H163]);[.I163];&quot;{%NAME%}%CONTINUE%&quot;)" office:value-type="string" office:string-value="ItemDisplay[crfh (!GROUND OR ${town})]: %ORANGE%Hitpower Craft Infusion{%NAME%}%CONTINUE%" calcext:value-type="string">
            <text:p>ItemDisplay[crfh (!GROUND OR ${town})]: %ORANGE%Hitpower Craft Infusion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pow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4];&quot; &quot;;[.B164];&quot;]: &quot;;[.C164];[.D164];[.E164];REPT(&quot; &quot;;[.F164]);[.G164];REPT(&quot; &quot;;[.H164]);[.I164];&quot;{%NAME%}%CONTINUE%&quot;)" office:value-type="string" office:string-value="ItemDisplay[crfh GROUND !${town}]: %PX-60%%ORANGE%¡  Hitpower Craft Infusion  !{%NAME%}%CONTINUE%" calcext:value-type="string">
            <text:p>ItemDisplay[crfh GROUND !${town}]: %PX-60%%ORANGE%¡ <text:s/>Hitpower Craft Infusion <text:s/>!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Vampiric Craft Infusion</text:p>
          </table:table-cell>
          <table:table-cell table:number-columns-repeated="2"/>
          <table:table-cell table:formula="of:=CONCATENATE(&quot;ItemDisplay[&quot;;[.A165];&quot; &quot;;[.B165];&quot;]: &quot;;[.C165];[.D165];[.E165];REPT(&quot; &quot;;[.F165]);[.G165];REPT(&quot; &quot;;[.H165]);[.I165];&quot;{%NAME%}%CONTINUE%&quot;)" office:value-type="string" office:string-value="ItemDisplay[crfv (!GROUND OR ${town})]: %ORANGE%Vampiric Craft Infusion{%NAME%}%CONTINUE%" calcext:value-type="string">
            <text:p>ItemDisplay[crfv (!GROUND OR ${town})]: %ORANGE%Vampiric Craft Infusion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mpiric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6];&quot; &quot;;[.B166];&quot;]: &quot;;[.C166];[.D166];[.E166];REPT(&quot; &quot;;[.F166]);[.G166];REPT(&quot; &quot;;[.H166]);[.I166];&quot;{%NAME%}%CONTINUE%&quot;)" office:value-type="string" office:string-value="ItemDisplay[crfv GROUND !${town}]: %PX-60%%ORANGE%¡  Vampiric Craft Infusion  !{%NAME%}%CONTINUE%" calcext:value-type="string">
            <text:p>ItemDisplay[crfv GROUND !${town}]: %PX-60%%ORANGE%¡ <text:s/>Vampiric Craft Infusion <text:s/>!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ountiful Craft Infusion</text:p>
          </table:table-cell>
          <table:table-cell table:number-columns-repeated="2"/>
          <table:table-cell table:formula="of:=CONCATENATE(&quot;ItemDisplay[&quot;;[.A167];&quot; &quot;;[.B167];&quot;]: &quot;;[.C167];[.D167];[.E167];REPT(&quot; &quot;;[.F167]);[.G167];REPT(&quot; &quot;;[.H167]);[.I167];&quot;{%NAME%}%CONTINUE%&quot;)" office:value-type="string" office:string-value="ItemDisplay[crfu (!GROUND OR ${town})]: %ORANGE%Bountiful Craft Infusion{%NAME%}%CONTINUE%" calcext:value-type="string">
            <text:p>ItemDisplay[crfu (!GROUND OR ${town})]: %ORANGE%Bountiful Craft Infusion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ntiful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8];&quot; &quot;;[.B168];&quot;]: &quot;;[.C168];[.D168];[.E168];REPT(&quot; &quot;;[.F168]);[.G168];REPT(&quot; &quot;;[.H168]);[.I168];&quot;{%NAME%}%CONTINUE%&quot;)" office:value-type="string" office:string-value="ItemDisplay[crfu GROUND !${town}]: %PX-60%%ORANGE%¡  Bountiful Craft Infusion  !{%NAME%}%CONTINUE%" calcext:value-type="string">
            <text:p>ItemDisplay[crfu GROUND !${town}]: %PX-60%%ORANGE%¡ <text:s/>Bountiful Craft Infusion <text:s/>!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rilliant Craft Infusion</text:p>
          </table:table-cell>
          <table:table-cell table:number-columns-repeated="2"/>
          <table:table-cell table:formula="of:=CONCATENATE(&quot;ItemDisplay[&quot;;[.A169];&quot; &quot;;[.B169];&quot;]: &quot;;[.C169];[.D169];[.E169];REPT(&quot; &quot;;[.F169]);[.G169];REPT(&quot; &quot;;[.H169]);[.I169];&quot;{%NAME%}%CONTINUE%&quot;)" office:value-type="string" office:string-value="ItemDisplay[crfp (!GROUND OR ${town})]: %ORANGE%Brilliant Craft Infusion{%NAME%}%CONTINUE%" calcext:value-type="string">
            <text:p>ItemDisplay[crfp (!GROUND OR ${town})]: %ORANGE%Brilliant Craft Infusion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lliant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70];&quot; &quot;;[.B170];&quot;]: &quot;;[.C170];[.D170];[.E170];REPT(&quot; &quot;;[.F170]);[.G170];REPT(&quot; &quot;;[.H170]);[.I170];&quot;{%NAME%}%CONTINUE%&quot;)" office:value-type="string" office:string-value="ItemDisplay[crfp GROUND !${town}]: %PX-60%%ORANGE%¡  Brilliant Craft Infusion  !{%NAME%}%CONTINUE%" calcext:value-type="string">
            <text:p>ItemDisplay[crfp GROUND !${town}]: %PX-60%%ORANGE%¡ <text:s/>Brilliant Craft Infusion <text:s/>!{%NAME%}%CONTINUE%</text:p>
          </table:table-cell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tem modification</text:p>
          </table:table-cell>
          <table:table-cell office:value-type="string" calcext:value-type="string">
            <text:p>%RED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p modification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key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portal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%TAN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rafting</text:p>
          </table:table-cell>
          <table:table-cell office:value-type="string" calcext:value-type="string">
            <text:p>%ORAN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5:27:49.145575628</meta:creation-date>
    <dc:date>2025-12-13T10:35:57.557858296</dc:date>
    <meta:editing-duration>PT56M5S</meta:editing-duration>
    <meta:editing-cycles>11</meta:editing-cycles>
    <meta:generator>LibreOffice/7.3.7.2$Linux_X86_64 LibreOffice_project/30$Build-2</meta:generator>
    <meta:document-statistic meta:table-count="1" meta:cell-count="822" meta:object-count="0"/>
  </office:meta>
</office:document-meta>
</file>